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3"/>
    <style:style style:name="P3" style:family="paragraph" style:parent-style-name="Text_20_body" style:list-style-name="L5"/>
    <style:style style:name="P4" style:family="paragraph" style:parent-style-name="Text_20_body" style:list-style-name="L8"/>
    <style:style style:name="P5" style:family="paragraph" style:parent-style-name="Text_20_body" style:list-style-name="L7">
      <style:text-properties fo:font-weight="bold" style:font-weight-asian="bold" style:font-weight-complex="bold"/>
    </style:style>
    <style:style style:name="P6" style:family="paragraph" style:parent-style-name="Text_20_body" style:list-style-name="L6">
      <style:text-properties fo:font-weight="bold" style:font-weight-asian="bold" style:font-weight-complex="bold"/>
    </style:style>
    <style:style style:name="P7" style:family="paragraph" style:parent-style-name="Text_20_body" style:list-style-name="L4">
      <style:text-properties fo:font-weight="bold" style:font-weight-asian="bold" style:font-weight-complex="bold"/>
    </style:style>
    <style:style style:name="P8" style:family="paragraph" style:parent-style-name="Text_20_body" style:list-style-name="L8">
      <style:text-properties fo:font-weight="bold" style:font-weight-asian="bold" style:font-weight-complex="bold"/>
    </style:style>
    <style:style style:name="P9" style:family="paragraph" style:parent-style-name="Text_20_body" style:list-style-name="L2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rrección Proyecto</text:h>
      <text:h text:style-name="Heading_20_2" text:outline-level="2">Alumno</text:h>
      <text:p text:style-name="Text_20_body">Rafael Justo Sánchez</text:p>
      <text:h text:style-name="Heading_20_2" text:outline-level="2">Calificación</text:h>
      <text:p text:style-name="Text_20_body">APTO</text:p>
      <text:h text:style-name="Heading_20_2" text:outline-level="2">Comentarios</text:h>
      <text:p text:style-name="Text_20_body">Solución correcta, intenta aplicar muchos de los conceptos vistos en clase.</text:p>
      <text:p text:style-name="Text_20_body">Arquitectura correcta, buena organización de los elementos del sistema. A tener en cuenta nomenclatura de atributos e identificadores.</text:p>
      <text:h text:style-name="Heading_20_2" text:outline-level="2">Anotaciones</text:h>
      <text:p text:style-name="Text_20_body">RF:</text:p>
      <text:list xml:id="list7456941389728961187" text:style-name="L1">
        <text:list-item>
          <text:p text:style-name="P1">Acceso correcto en caso de usuario admin. En caso de no admin el sistema se cuelga. En caso de error de cualquier naturaleza no notifica.</text:p>
        </text:list-item>
        <text:list-item>
          <text:p text:style-name="P1">Buen conjunto de opciones</text:p>
        </text:list-item>
        <text:list-item>
          <text:p text:style-name="P1">Extendidos:</text:p>
        </text:list-item>
      </text:list>
      <text:list xml:id="list2392030919134410342" text:style-name="L2">
        <text:list-item>
          <text:p text:style-name="P9">Control de autorización incompleto</text:p>
        </text:list-item>
      </text:list>
      <text:p text:style-name="Text_20_body"/>
      <text:p text:style-name="Text_20_body">RNF:</text:p>
      <text:list xml:id="list3918513049539553236" text:style-name="L3">
        <text:list-item>
          <text:p text:style-name="P2">Empleo de asociaciones correcta.</text:p>
        </text:list-item>
        <text:list-item>
          <text:p text:style-name="P2">DAOs sencillos y completos</text:p>
        </text:list-item>
        <text:list-item>
          <text:p text:style-name="P2">Configuración completa</text:p>
        </text:list-item>
        <text:list-item>
          <text:p text:style-name="P2">Bien definición de internacionalización, s<text:span text:style-name="T1">i no hay traducción mejor no incluir cambio de idioma en menú</text:span></text:p>
        </text:list-item>
        <text:list-item>
          <text:p text:style-name="P2">Extendidos:</text:p>
          <text:list>
            <text:list-item>
              <text:p text:style-name="P2">Uso de BS y tiles</text:p>
            </text:list-item>
          </text:list>
        </text:list-item>
      </text:list>
      <text:p text:style-name="Text_20_body"/>
      <text:h text:style-name="Heading_20_2" text:outline-level="2">Aspectos mejora</text:h>
      <text:p text:style-name="Text_20_body">Interfaz de usuario:</text:p>
      <text:list xml:id="list4840381101407664071" text:style-name="L4">
        <text:list-item>
          <text:p text:style-name="P7">Ajuste de select a formulario</text:p>
        </text:list-item>
        <text:list-item>
          <text:p text:style-name="P7">Tamaños de listas</text:p>
        </text:list-item>
      </text:list>
      <text:p text:style-name="Text_20_body"/>
      <text:p text:style-name="Text_20_body">Navegación / Usabilidad</text:p>
      <text:list xml:id="list4446736200785743157" text:style-name="L5">
        <text:list-item>
          <text:p text:style-name="P3"><text:soft-page-break/>El acceso a Nueva cita quedaría mejor estando más visible</text:p>
        </text:list-item>
      </text:list>
      <text:p text:style-name="Text_20_body"/>
      <text:p text:style-name="Text_20_body">RF:</text:p>
      <text:list xml:id="list4629388097540199171" text:style-name="L6">
        <text:list-item>
          <text:p text:style-name="P6">Registro de usuarios no funciona, tras esto el sistema se cuelga</text:p>
        </text:list-item>
      </text:list>
      <text:p text:style-name="Text_20_body"/>
      <text:p text:style-name="Text_20_body">RNF:</text:p>
      <text:list xml:id="list3290141676421614997" text:style-name="L7">
        <text:list-item>
          <text:p text:style-name="P5">AJAX</text:p>
        </text:list-item>
      </text:list>
      <text:p text:style-name="Text_20_body"/>
      <text:p text:style-name="Text_20_body">Adecuación a RF propuestos:</text:p>
      <text:list xml:id="list3252698903636825652" text:style-name="L8">
        <text:list-item>
          <text:p text:style-name="P4">Gestión de agenda</text:p>
        </text:list-item>
        <text:list-item>
          <text:p text:style-name="P4">Calendario</text:p>
        </text:list-item>
        <text:list-item>
          <text:p text:style-name="P4">Alta de paciente en cita</text:p>
        </text:list-item>
        <text:list-item>
          <text:p text:style-name="P8">Historiales</text:p>
        </text:list-item>
        <text:list-item>
          <text:p text:style-name="P4">Caj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jandro Jurado</meta:initial-creator>
    <meta:creation-date>2018-12-17T15:20:11</meta:creation-date>
    <dc:date>2018-12-19T18:30:14.98</dc:date>
    <meta:editing-duration>PT6H13M25S</meta:editing-duration>
    <meta:editing-cycles>15</meta:editing-cycles>
    <meta:generator>OpenOffice/4.1.4$Win32 OpenOffice.org_project/414m5$Build-9788</meta:generator>
    <meta:document-statistic meta:table-count="0" meta:image-count="0" meta:object-count="0" meta:page-count="2" meta:paragraph-count="37" meta:word-count="182" meta:character-count="1066"/>
  </office:meta>
</office:document-meta>
</file>